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734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EpCAM -ve Venus +ve</text:p>
          </table:table-cell>
          <table:table-cell table:style-name="ce1" office:value-type="string" calcext:value-type="string">
            <text:p>EpCAM +ve Venus +ve</text:p>
          </table:table-cell>
          <table:table-cell office:value-type="string" calcext:value-type="string">
            <text:p>std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.14" calcext:value-type="float">
            <text:p>0.14</text:p>
          </table:table-cell>
          <table:table-cell table:formula="of:=100-[.B2]" office:value-type="float" office:value="99.86" calcext:value-type="float">
            <text:p>99.86</text:p>
          </table:table-cell>
          <table:table-cell office:value-type="float" office:value="0.0750555349946514" calcext:value-type="float">
            <text:p>0.075055534994651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.57" calcext:value-type="float">
            <text:p>3.57</text:p>
          </table:table-cell>
          <table:table-cell table:formula="of:=100-[.B3]" office:value-type="float" office:value="96.43" calcext:value-type="float">
            <text:p>96.43</text:p>
          </table:table-cell>
          <table:table-cell office:value-type="float" office:value="0.77745310683882" calcext:value-type="float">
            <text:p>0.7774531068388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.52" calcext:value-type="float">
            <text:p>4.52</text:p>
          </table:table-cell>
          <table:table-cell table:formula="of:=100-[.B4]" office:value-type="float" office:value="95.48" calcext:value-type="float">
            <text:p>95.48</text:p>
          </table:table-cell>
          <table:table-cell office:value-type="float" office:value="0.338673884437522" calcext:value-type="float">
            <text:p>0.338673884437522</text:p>
          </table:table-cell>
          <table:table-cell table:number-columns-repeated="3"/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4.52" calcext:value-type="float">
            <text:p>4.52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4.28" calcext:value-type="float">
            <text:p>4.28</text:p>
          </table:table-cell>
          <table:table-cell table:formula="of:=100-[.B5]" office:value-type="float" office:value="95.72" calcext:value-type="float">
            <text:p>95.72</text:p>
          </table:table-cell>
          <table:table-cell office:value-type="float" office:value="0.312143129562919" calcext:value-type="float">
            <text:p>0.312143129562919</text:p>
          </table:table-cell>
          <table:table-cell table:number-columns-repeated="3"/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3.64" calcext:value-type="float">
            <text:p>3.64</text:p>
          </table:table-cell>
          <table:table-cell table:formula="of:=100-[.B6]" office:value-type="float" office:value="96.36" calcext:value-type="float">
            <text:p>96.36</text:p>
          </table:table-cell>
          <table:table-cell office:value-type="float" office:value="0.420634441449263" calcext:value-type="float">
            <text:p>0.420634441449263</text:p>
          </table:table-cell>
          <table:table-cell table:number-columns-repeated="3"/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4.47" calcext:value-type="float">
            <text:p>4.47</text:p>
          </table:table-cell>
          <table:table-cell table:style-name="ce2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.21" calcext:value-type="float">
            <text:p>0.21</text:p>
          </table:table-cell>
          <table:table-cell table:formula="of:=100-[.B7]" office:value-type="float" office:value="99.79" calcext:value-type="float">
            <text:p>99.79</text:p>
          </table:table-cell>
          <table:table-cell office:value-type="float" office:value="0.0750555349946514" calcext:value-type="float">
            <text:p>0.0750555349946514</text:p>
          </table:table-cell>
          <table:table-cell table:number-columns-repeated="3"/>
          <table:table-cell table:formula="of:=STDEV([.H4];[.H5];[.H6])" office:value-type="float" office:value="0.0750555349946514" calcext:value-type="float">
            <text:p>0.0750555349946514</text:p>
          </table:table-cell>
          <table:table-cell table:formula="of:=STDEV([.I4];[.I5];[.I6])" office:value-type="float" office:value="0.77745310683882" calcext:value-type="float">
            <text:p>0.77745310683882</text:p>
          </table:table-cell>
          <table:table-cell table:formula="of:=STDEV([.J4];[.J5];[.J6])" office:value-type="float" office:value="0.338673884437522" calcext:value-type="float">
            <text:p>0.338673884437522</text:p>
          </table:table-cell>
          <table:table-cell table:formula="of:=STDEV([.K4];[.K5];[.K6])" office:value-type="float" office:value="0.312143129562919" calcext:value-type="float">
            <text:p>0.312143129562919</text:p>
          </table:table-cell>
          <table:table-cell table:formula="of:=STDEV([.L4];[.L5];[.L6])" office:value-type="float" office:value="0.420634441449263" calcext:value-type="float">
            <text:p>0.420634441449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.44" calcext:value-type="float">
            <text:p>2.44</text:p>
          </table:table-cell>
          <table:table-cell table:formula="of:=100-[.B8]" office:value-type="float" office:value="97.56" calcext:value-type="float">
            <text:p>97.56</text:p>
          </table:table-cell>
          <table:table-cell office:value-type="float" office:value="0.77745310683882" calcext:value-type="float">
            <text:p>0.7774531068388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.03" calcext:value-type="float">
            <text:p>4.03</text:p>
          </table:table-cell>
          <table:table-cell table:formula="of:=100-[.B9]" office:value-type="float" office:value="95.97" calcext:value-type="float">
            <text:p>95.97</text:p>
          </table:table-cell>
          <table:table-cell office:value-type="float" office:value="0.338673884437522" calcext:value-type="float">
            <text:p>0.33867388443752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4.89" calcext:value-type="float">
            <text:p>4.89</text:p>
          </table:table-cell>
          <table:table-cell table:formula="of:=100-[.B10]" office:value-type="float" office:value="95.11" calcext:value-type="float">
            <text:p>95.11</text:p>
          </table:table-cell>
          <table:table-cell office:value-type="float" office:value="0.312143129562919" calcext:value-type="float">
            <text:p>0.31214312956291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4.48" calcext:value-type="float">
            <text:p>4.48</text:p>
          </table:table-cell>
          <table:table-cell table:formula="of:=100-[.B11]" office:value-type="float" office:value="95.52" calcext:value-type="float">
            <text:p>95.52</text:p>
          </table:table-cell>
          <table:table-cell office:value-type="float" office:value="0.420634441449263" calcext:value-type="float">
            <text:p>0.42063444144926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</text:p>
          </table:table-cell>
          <table:table-cell table:formula="of:=100-[.B12]" office:value-type="float" office:value="99.94" calcext:value-type="float">
            <text:p>99.94</text:p>
          </table:table-cell>
          <table:table-cell office:value-type="float" office:value="0.0750555349946514" calcext:value-type="float">
            <text:p>0.075055534994651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.08" calcext:value-type="float">
            <text:p>2.08</text:p>
          </table:table-cell>
          <table:table-cell table:formula="of:=100-[.B13]" office:value-type="float" office:value="97.92" calcext:value-type="float">
            <text:p>97.92</text:p>
          </table:table-cell>
          <table:table-cell office:value-type="float" office:value="0.77745310683882" calcext:value-type="float">
            <text:p>0.7774531068388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3.87" calcext:value-type="float">
            <text:p>3.87</text:p>
          </table:table-cell>
          <table:table-cell table:formula="of:=100-[.B14]" office:value-type="float" office:value="96.13" calcext:value-type="float">
            <text:p>96.13</text:p>
          </table:table-cell>
          <table:table-cell office:value-type="float" office:value="0.338673884437522" calcext:value-type="float">
            <text:p>0.33867388443752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4.47" calcext:value-type="float">
            <text:p>4.47</text:p>
          </table:table-cell>
          <table:table-cell table:formula="of:=100-[.B15]" office:value-type="float" office:value="95.53" calcext:value-type="float">
            <text:p>95.53</text:p>
          </table:table-cell>
          <table:table-cell office:value-type="float" office:value="0.312143129562919" calcext:value-type="float">
            <text:p>0.31214312956291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4.02" calcext:value-type="float">
            <text:p>4.02</text:p>
          </table:table-cell>
          <table:table-cell table:formula="of:=100-[.B16]" office:value-type="float" office:value="95.98" calcext:value-type="float">
            <text:p>95.98</text:p>
          </table:table-cell>
          <table:table-cell office:value-type="float" office:value="0.420634441449263" calcext:value-type="float">
            <text:p>0.420634441449263</text:p>
          </table:table-cell>
          <table:table-cell table:number-columns-repeated="8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2P0" style:volatile="true">
      <number:text>₹ </number:text>
      <number:number number:decimal-places="0" number:min-decimal-places="0" number:min-integer-digits="1" number:grouping="true"/>
    </number:number-style>
    <number:number-style style:name="N112">
      <number:text>₹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₹ </number:text>
      <number:number number:decimal-places="2" number:min-decimal-places="2" number:min-integer-digits="1" number:grouping="true"/>
    </number:number-style>
    <number:number-style style:name="N115">
      <number:text>₹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₹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₹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2T23:00:02.059000000</meta:creation-date>
    <dc:date>2023-05-23T16:55:23.174000000</dc:date>
    <meta:editing-duration>PT16H17M20S</meta:editing-duration>
    <meta:editing-cycles>3</meta:editing-cycles>
    <meta:generator>LibreOffice/7.4.3.2$Windows_X86_64 LibreOffice_project/1048a8393ae2eeec98dff31b5c133c5f1d08b890</meta:generator>
    <meta:document-statistic meta:table-count="1" meta:cell-count="84" meta:object-count="0"/>
  </office:meta>
</office:document-meta>
</file>